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6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100 Clust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number-columns-repeated="2" table:style-name="ce7" office:value-type="float" office:value="0.098" calcext:value-type="float">
            <text:p>0.098</text:p>
          </table:table-cell>
          <table:table-cell table:style-name="ce7" office:value-type="float" office:value="0.097" calcext:value-type="float">
            <text:p>0.097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327" calcext:value-type="float">
            <text:p>0.327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327" calcext:value-type="float">
            <text:p>0.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524" calcext:value-type="float">
            <text:p>0.552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649" calcext:value-type="float">
            <text:p>0.649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 office:value-type="float" office:value="0.812" calcext:value-type="float">
            <text:p>0.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174" calcext:value-type="float">
            <text:p>1.174</text:p>
          </table:table-cell>
          <table:table-cell table:style-name="ce7" office:value-type="float" office:value="1.158" calcext:value-type="float">
            <text:p>1.158</text:p>
          </table:table-cell>
          <table:table-cell table:style-name="ce7" office:value-type="float" office:value="1.218" calcext:value-type="float">
            <text:p>1.21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318" calcext:value-type="float">
            <text:p>1.318</text:p>
          </table:table-cell>
          <table:table-cell table:style-name="ce7" office:value-type="float" office:value="1.313" calcext:value-type="float">
            <text:p>1.313</text:p>
          </table:table-cell>
          <table:table-cell table:style-name="ce7" office:value-type="float" office:value="1.367" calcext:value-type="float">
            <text:p>1.36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table:style-name="Default" office:value-type="float" office:value="6.986" calcext:value-type="float">
            <text:p>6.98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10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office:value-type="float" office:value="6.986" calcext:value-type="float">
            <text:p>6.986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7T09:05:00.997000000</dc:date>
    <meta:editing-duration>PT36M19S</meta:editing-duration>
    <meta:editing-cycles>8</meta:editing-cycles>
    <meta:generator>LibreOffice/5.1.2.2$Windows_x86 LibreOffice_project/d3bf12ecb743fc0d20e0be0c58ca359301eb705f</meta:generator>
    <meta:document-statistic meta:table-count="2" meta:cell-count="201" meta:object-count="0"/>
  </office:meta>
</office:document-meta>
</file>